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Italic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Courier 10 Pitch" fo:font-size="26pt" style:font-size-asian="26pt" style:font-size-complex="26pt"/>
    </style:style>
    <style:style style:name="T3" style:family="text">
      <style:text-properties style:font-name="Courier 10 Pitch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Android Styleable Custom View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https://github.com/alphonzo79/AndroidStyleableViewExamp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Challenge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<text:span text:style-name="T1">The design team has established a strong design and theme for the app.</text:span></text:p>
              </text:list-item>
              <text:list-item>
                <text:p text:style-name="P3"><text:span text:style-name="T1">Even though design elements keep the same or similar form, there are variations to communicate state or to differentiate sections of the app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3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ep One: Custom View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<text:span text:style-name="T1">Extend a base View class – Most often one of the layouts: LinearLayout, FrameLayout, RelativeLayout</text:span></text:p>
              </text:list-item>
              <text:list-item>
                <text:p text:style-name="P3"><text:span text:style-name="T1">Build your xml layout</text:span></text:p>
                <text:list>
                  <text:list-item>
                    <text:p text:style-name="P3"><text:span text:style-name="T1">Remember to change the root to merge when you have it all set</text:span></text:p>
                  </text:list-item>
                </text:list>
              </text:list-item>
              <text:list-item>
                <text:p text:style-name="P3"><text:span text:style-name="T1">Create initView method (or similar) and call from all constructors to inflate the layout</text:span></text:p>
              </text:list-item>
              <text:list-item>
                <text:p text:style-name="P3"><text:span text:style-name="T1">Expose needed methods in the Javas just like any oth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3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ep Two: Make it Styleable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<text:span text:style-name="T1">Declare the View styleable in attrs.xml</text:span></text:p>
                <text:list>
                  <text:list-item>
                    <text:p text:style-name="P3"><text:span text:style-name="T1">Define each attribute for the view</text:span></text:p>
                  </text:list-item>
                  <text:list-item>
                    <text:p text:style-name="P3"><text:span text:style-name="T1">Define the format(s) for each attribute</text:span></text:p>
                    <text:list>
                      <text:list-item>
                        <text:p text:style-name="P3"><text:span text:style-name="T1">Optionally, define flags for specific, limited possible valu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3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ep Three: Consume the Attribute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<text:span text:style-name="T1">Inside initView, after inflating the layout, retrieve the attributes</text:span></text:p>
                <text:list>
                  <text:list-item>
                    <text:p text:style-name="P3"><text:span text:style-name="T2">TypedArray typedArray = context.obtainStyledAttributes(attrs, R.styleable.ComplexEditText);</text:span></text:p>
                  </text:list-item>
                  <text:list-item>
                    <text:p text:style-name="P3"><text:span text:style-name="T1">Attributes may not be present</text:span></text:p>
                  </text:list-item>
                  <text:list-item>
                    <text:p text:style-name="P3"><text:span text:style-name="T1">Some attributes may be represented in different formats</text:span></text:p>
                  </text:list-item>
                  <text:list-item>
                    <text:p text:style-name="P3"><text:span text:style-name="T1">Don't forget to recycle the TypedArr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3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ep Four: Wire it all together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<text:span text:style-name="T1">Declare a namespace pointing to res-auto</text:span></text:p>
                <text:list>
                  <text:list-item>
                    <text:p><text:span text:style-name="T3">xmlns:app="</text:span><text:span text:style-name="T3">http://schemas.android.com/apk/res-auto"</text:span></text:p>
                  </text:list-item>
                </text:list>
              </text:list-item>
              <text:list-item>
                <text:p text:style-name="P3"><text:span text:style-name="T1">Apply your attributes as you would any others, but prefixed with your own namespac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3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3"><text:span text:style-name="T1">Look through the Android source code, especially for the view that you're extending or views that you're incorporating</text:span></text:p>
                      </text:list-item>
                      <text:list-item>
                        <text:p text:style-name="P3"><text:span text:style-name="T1">http://trickyandroid.com/protip-inflating-layout-for-your-custom-view/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adornments="Italic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5T22:30:01.991270573</meta:creation-date>
    <dc:date>2016-07-17T18:54:47.423658112</dc:date>
    <meta:editing-duration>PT2H49M1S</meta:editing-duration>
    <meta:editing-cycles>8</meta:editing-cycles>
    <meta:generator>LibreOffice/4.2.8.2$Linux_X86_64 LibreOffice_project/420m0$Build-2</meta:generator>
    <meta:document-statistic meta:object-count="56"/>
  </office:meta>
</office:document-meta>
</file>